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00">
      <style:table-cell-properties fo:background-color="#ccffcc"/>
    </style:style>
    <style:style style:name="ce7" style:family="table-cell" style:parent-style-name="Default" style:data-style-name="N10011"/>
    <style:style style:name="ce8" style:family="table-cell" style:parent-style-name="Default" style:data-style-name="N10011">
      <style:table-cell-properties fo:background-color="#cc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17.035cm" svg:y="35.273cm">
            <draw:object draw:notify-on-update-of-ranges="Hoja1.F89:Hoja1.F90 Hoja1.F91:Hoja1.F100 Hoja1.G89:Hoja1.G90 Hoja1.G91:Hoja1.G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ILAT</text:p>
          </table:table-cell>
          <table:table-cell office:value-type="string" calcext:value-type="string">
            <text:p>meanshift</text:p>
          </table:table-cell>
          <table:table-cell/>
          <table:table-cell table:style-name="ce3" office:value-type="string" calcext:value-type="string">
            <text:p>IOU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,80,10</text:p>
          </table:table-cell>
          <table:table-cell table:style-name="ce2" office:value-type="string" calcext:value-type="string">
            <text:p>sp=42, sr=20, maxLevel=4</text:p>
          </table:table-cell>
          <table:table-cell table:style-name="ce2"/>
          <table:table-cell office:value-type="float" office:value="0.42" calcext:value-type="float">
            <text:p>0.4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30,80,10</text:p>
          </table:table-cell>
          <table:table-cell table:style-name="ce2" office:value-type="string" calcext:value-type="string">
            <text:p>sp=45, sr=25, maxLevel=4</text:p>
          </table:table-cell>
          <table:table-cell/>
          <table:table-cell office:value-type="float" office:value="0.435" calcext:value-type="float">
            <text:p>0.43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1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24191761016846" calcext:value-type="float">
            <text:p>0.124191761016846</text:p>
          </table:table-cell>
          <table:table-cell table:style-name="ce7" office:value-type="percentage" office:value="0.0123264554886765" calcext:value-type="percentage">
            <text:p>1.23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929975509643555" calcext:value-type="float">
            <text:p>0.009299755096436</text:p>
          </table:table-cell>
          <table:table-cell table:style-name="ce7" office:value-type="percentage" office:value="0.000923032384058521" calcext:value-type="percentage">
            <text:p>0.09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216073751449585" calcext:value-type="float">
            <text:p>0.216073751449585</text:p>
          </table:table-cell>
          <table:table-cell table:style-name="ce7" office:value-type="percentage" office:value="0.0214460561450078" calcext:value-type="percentage">
            <text:p>2.14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9.65730309486389" calcext:value-type="float">
            <text:p>9.65730309486389</text:p>
          </table:table-cell>
          <table:table-cell table:style-name="ce7" office:value-type="percentage" office:value="0.958520241317382" calcext:value-type="percentage">
            <text:p>95.85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386500358581543" calcext:value-type="float">
            <text:p>0.003865003585815</text:p>
          </table:table-cell>
          <table:table-cell table:style-name="ce7" office:value-type="percentage" office:value="0.000383614776649046" calcext:value-type="percentage">
            <text:p>0.04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237107276916504" calcext:value-type="float">
            <text:p>0.002371072769165</text:p>
          </table:table-cell>
          <table:table-cell table:style-name="ce7" office:value-type="percentage" office:value="0.000235337052234579" calcext:value-type="percentage">
            <text:p>0.02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327024459838867" calcext:value-type="float">
            <text:p>0.032702445983887</text:p>
          </table:table-cell>
          <table:table-cell table:style-name="ce7" office:value-type="percentage" office:value="0.00324582920389179" calcext:value-type="percentage">
            <text:p>0.32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11436939239502" calcext:value-type="float">
            <text:p>0.00114369392395</text:p>
          </table:table-cell>
          <table:table-cell table:style-name="ce7" office:value-type="percentage" office:value="0.00011351551931315" calcext:value-type="percentage">
            <text:p>0.01%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221657752990723" calcext:value-type="float">
            <text:p>0.002216577529907</text:p>
          </table:table-cell>
          <table:table-cell table:style-name="ce7" office:value-type="percentage" office:value="0.000220002873265448" calcext:value-type="percentage">
            <text:p>0.02%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752431968463886" calcext:value-type="percentage">
            <text:p>75.24%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2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mg3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53828620910645" calcext:value-type="float">
            <text:p>0.153828620910645</text:p>
          </table:table-cell>
          <table:table-cell table:style-name="ce7" office:value-type="percentage" office:value="0.0563478931590484" calcext:value-type="percentage">
            <text:p>5.63%</text:p>
          </table:table-cell>
          <table:table-cell/>
          <table:table-cell office:value-type="string" calcext:value-type="string">
            <text:p>CLAHE/LAB</text:p>
          </table:table-cell>
          <table:table-cell office:value-type="float" office:value="0.150371313095093" calcext:value-type="float">
            <text:p>0.150371313095093</text:p>
          </table:table-cell>
          <table:table-cell table:style-name="ce7" office:value-type="percentage" office:value="0.270649882763285" calcext:value-type="percentage">
            <text:p>27.06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670433044433594" calcext:value-type="float">
            <text:p>0.006704330444336</text:p>
          </table:table-cell>
          <table:table-cell table:style-name="ce7" office:value-type="percentage" office:value="0.002455816696165" calcext:value-type="percentage">
            <text:p>0.25%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0.00175046920776367" calcext:value-type="float">
            <text:p>0.001750469207764</text:p>
          </table:table-cell>
          <table:table-cell table:style-name="ce7" office:value-type="percentage" office:value="0.00315062943928923" calcext:value-type="percentage">
            <text:p>0.3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0569233894348145" calcext:value-type="float">
            <text:p>0.056923389434815</text:p>
          </table:table-cell>
          <table:table-cell table:style-name="ce7" office:value-type="percentage" office:value="0.0208512112189252" calcext:value-type="percentage">
            <text:p>2.09%</text:p>
          </table:table-cell>
          <table:table-cell/>
          <table:table-cell office:value-type="string" calcext:value-type="string">
            <text:p>Bilat</text:p>
          </table:table-cell>
          <table:table-cell office:value-type="float" office:value="0.0727071762084961" calcext:value-type="float">
            <text:p>0.072707176208496</text:p>
          </table:table-cell>
          <table:table-cell table:style-name="ce7" office:value-type="percentage" office:value="0.130863981379445" calcext:value-type="percentage">
            <text:p>13.09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2.48490643501282" calcext:value-type="float">
            <text:p>2.48490643501282</text:p>
          </table:table-cell>
          <table:table-cell table:style-name="ce7" office:value-type="percentage" office:value="0.910228808406648" calcext:value-type="percentage">
            <text:p>91.02%</text:p>
          </table:table-cell>
          <table:table-cell/>
          <table:table-cell office:value-type="string" calcext:value-type="string">
            <text:p>Meanshift</text:p>
          </table:table-cell>
          <table:table-cell office:value-type="float" office:value="0.323179006576538" calcext:value-type="float">
            <text:p>0.323179006576538</text:p>
          </table:table-cell>
          <table:table-cell table:style-name="ce7" office:value-type="percentage" office:value="0.581682492764967" calcext:value-type="percentage">
            <text:p>58.17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15251636505127" calcext:value-type="float">
            <text:p>0.001525163650513</text:p>
          </table:table-cell>
          <table:table-cell table:style-name="ce7" office:value-type="percentage" office:value="0.00055867209834166" calcext:value-type="percentage">
            <text:p>0.06%</text:p>
          </table:table-cell>
          <table:table-cell/>
          <table:table-cell office:value-type="string" calcext:value-type="string">
            <text:p>Sobel</text:p>
          </table:table-cell>
          <table:table-cell office:value-type="float" office:value="0.000694036483764648" calcext:value-type="float">
            <text:p>0.000694036483765</text:p>
          </table:table-cell>
          <table:table-cell table:style-name="ce7" office:value-type="percentage" office:value="0.00124918037289171" calcext:value-type="percentage">
            <text:p>0.1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0898838043212891" calcext:value-type="float">
            <text:p>0.000898838043213</text:p>
          </table:table-cell>
          <table:table-cell table:style-name="ce7" office:value-type="percentage" office:value="0.00032924711751572" calcext:value-type="percentage">
            <text:p>0.03%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0.000545740127563477" calcext:value-type="float">
            <text:p>0.000545740127563</text:p>
          </table:table-cell>
          <table:table-cell table:style-name="ce7" office:value-type="percentage" office:value="0.000982265157522889" calcext:value-type="percentage">
            <text:p>0.1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0949335098266602" calcext:value-type="float">
            <text:p>0.009493350982666</text:p>
          </table:table-cell>
          <table:table-cell table:style-name="ce7" office:value-type="percentage" office:value="0.00347744342844587" calcext:value-type="percentage">
            <text:p>0.35%</text:p>
          </table:table-cell>
          <table:table-cell/>
          <table:table-cell office:value-type="string" calcext:value-type="string">
            <text:p>Houg</text:p>
          </table:table-cell>
          <table:table-cell office:value-type="float" office:value="0.00264668464660645" calcext:value-type="float">
            <text:p>0.002646684646606</text:p>
          </table:table-cell>
          <table:table-cell table:style-name="ce7" office:value-type="percentage" office:value="0.00476370708329471" calcext:value-type="percentage">
            <text:p>0.48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003814697265625" calcext:value-type="float">
            <text:p>3.814697265625E-05</text:p>
          </table:table-cell>
          <table:table-cell table:style-name="ce7" office:value-type="percentage" office:value="0.0000139733524675106" calcext:value-type="percentage">
            <text:p>0.00%</text:p>
          </table:table-cell>
          <table:table-cell/>
          <table:table-cell office:value-type="string" calcext:value-type="string">
            <text:p>All lines</text:p>
          </table:table-cell>
          <table:table-cell office:value-type="float" office:value="0.0000624656677246094" calcext:value-type="float">
            <text:p>6.24656677246094E-05</text:p>
          </table:table-cell>
          <table:table-cell table:style-name="ce7" office:value-type="percentage" office:value="0.000112430524801659" calcext:value-type="percentage">
            <text:p>0.01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0789642333984375" calcext:value-type="float">
            <text:p>0.000789642333984</text:p>
          </table:table-cell>
          <table:table-cell table:style-name="ce7" office:value-type="percentage" office:value="0.00028924839607747" calcext:value-type="percentage">
            <text:p>0.03%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000347375869750977" calcext:value-type="float">
            <text:p>0.000347375869751</text:p>
          </table:table-cell>
          <table:table-cell table:style-name="ce7" office:value-type="percentage" office:value="0.000625233872656553" calcext:value-type="percentage">
            <text:p>0.06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326664406013338" calcext:value-type="percentage">
            <text:p>32.67%</text:p>
          </table:table-cell>
          <table:table-cell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448200917652741" calcext:value-type="percentage">
            <text:p>44.82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5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mg4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48635149002075" calcext:value-type="float">
            <text:p>0.148635149002075</text:p>
          </table:table-cell>
          <table:table-cell table:style-name="ce7" office:value-type="percentage" office:value="0.031683192972809" calcext:value-type="percentage">
            <text:p>3.17%</text:p>
          </table:table-cell>
          <table:table-cell/>
          <table:table-cell office:value-type="string" calcext:value-type="string">
            <text:p>CLAHE/LAB</text:p>
          </table:table-cell>
          <table:table-cell office:value-type="float" office:value="0.149411916732788" calcext:value-type="float">
            <text:p>0.149411916732788</text:p>
          </table:table-cell>
          <table:table-cell table:style-name="ce7" office:value-type="percentage" office:value="0.111220673149876" calcext:value-type="percentage">
            <text:p>11.1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702238082885742" calcext:value-type="float">
            <text:p>0.007022380828857</text:p>
          </table:table-cell>
          <table:table-cell table:style-name="ce7" office:value-type="percentage" office:value="0.00149689658484574" calcext:value-type="percentage">
            <text:p>0.15%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0.0037994384765625" calcext:value-type="float">
            <text:p>0.003799438476563</text:p>
          </table:table-cell>
          <table:table-cell table:style-name="ce7" office:value-type="percentage" office:value="0.00282826239161744" calcext:value-type="percentage">
            <text:p>0.28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158314228057861" calcext:value-type="float">
            <text:p>0.158314228057861</text:p>
          </table:table-cell>
          <table:table-cell table:style-name="ce7" office:value-type="percentage" office:value="0.0337463935790079" calcext:value-type="percentage">
            <text:p>3.37%</text:p>
          </table:table-cell>
          <table:table-cell/>
          <table:table-cell office:value-type="string" calcext:value-type="string">
            <text:p>Bilat</text:p>
          </table:table-cell>
          <table:table-cell office:value-type="float" office:value="0.135620355606079" calcext:value-type="float">
            <text:p>0.135620355606079</text:p>
          </table:table-cell>
          <table:table-cell table:style-name="ce7" office:value-type="percentage" office:value="0.100954378828497" calcext:value-type="percentage">
            <text:p>10.1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4.34010028839111" calcext:value-type="float">
            <text:p>4.34010028839111</text:p>
          </table:table-cell>
          <table:table-cell table:style-name="ce7" office:value-type="percentage" office:value="0.92513941609141" calcext:value-type="percentage">
            <text:p>92.51%</text:p>
          </table:table-cell>
          <table:table-cell/>
          <table:table-cell office:value-type="string" calcext:value-type="string">
            <text:p>Meanshift</text:p>
          </table:table-cell>
          <table:table-cell office:value-type="float" office:value="1.04087972640991" calcext:value-type="float">
            <text:p>1.04087972640991</text:p>
          </table:table-cell>
          <table:table-cell table:style-name="ce7" office:value-type="percentage" office:value="0.774820016842501" calcext:value-type="percentage">
            <text:p>77.48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272178649902344" calcext:value-type="float">
            <text:p>0.002721786499023</text:p>
          </table:table-cell>
          <table:table-cell table:style-name="ce7" office:value-type="percentage" office:value="0.000580178292001051" calcext:value-type="percentage">
            <text:p>0.06%</text:p>
          </table:table-cell>
          <table:table-cell/>
          <table:table-cell office:value-type="string" calcext:value-type="string">
            <text:p>Sobel</text:p>
          </table:table-cell>
          <table:table-cell office:value-type="float" office:value="0.0016169548034668" calcext:value-type="float">
            <text:p>0.001616954803467</text:p>
          </table:table-cell>
          <table:table-cell table:style-name="ce7" office:value-type="percentage" office:value="0.0012036442984406" calcext:value-type="percentage">
            <text:p>0.1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153875350952148" calcext:value-type="float">
            <text:p>0.001538753509521</text:p>
          </table:table-cell>
          <table:table-cell table:style-name="ce7" office:value-type="percentage" office:value="0.000328001988137244" calcext:value-type="percentage">
            <text:p>0.03%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0.000677108764648438" calcext:value-type="float">
            <text:p>0.000677108764648</text:p>
          </table:table-cell>
          <table:table-cell table:style-name="ce7" office:value-type="percentage" office:value="0.000504032705333429" calcext:value-type="percentage">
            <text:p>0.05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215957164764404" calcext:value-type="float">
            <text:p>0.021595716476441</text:p>
          </table:table-cell>
          <table:table-cell table:style-name="ce7" office:value-type="percentage" office:value="0.00460336102935908" calcext:value-type="percentage">
            <text:p>0.46%</text:p>
          </table:table-cell>
          <table:table-cell/>
          <table:table-cell office:value-type="string" calcext:value-type="string">
            <text:p>Houg</text:p>
          </table:table-cell>
          <table:table-cell office:value-type="float" office:value="0.00615191459655762" calcext:value-type="float">
            <text:p>0.006151914596558</text:p>
          </table:table-cell>
          <table:table-cell table:style-name="ce7" office:value-type="percentage" office:value="0.00457942109004172" calcext:value-type="percentage">
            <text:p>0.46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0139713287353516" calcext:value-type="float">
            <text:p>0.000139713287354</text:p>
          </table:table-cell>
          <table:table-cell table:style-name="ce7" office:value-type="percentage" office:value="0.0000297814014639642" calcext:value-type="percentage">
            <text:p>0.00%</text:p>
          </table:table-cell>
          <table:table-cell/>
          <table:table-cell office:value-type="string" calcext:value-type="string">
            <text:p>All lines</text:p>
          </table:table-cell>
          <table:table-cell office:value-type="float" office:value="0.000113964080810547" calcext:value-type="float">
            <text:p>0.000113964080811</text:p>
          </table:table-cell>
          <table:table-cell table:style-name="ce7" office:value-type="percentage" office:value="0.0000848336736441476" calcext:value-type="percentage">
            <text:p>0.01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0982046127319336" calcext:value-type="float">
            <text:p>0.000982046127319</text:p>
          </table:table-cell>
          <table:table-cell table:style-name="ce7" office:value-type="percentage" office:value="0.00020933377581923" calcext:value-type="percentage">
            <text:p>0.02%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000660419464111328" calcext:value-type="float">
            <text:p>0.000660419464111</text:p>
          </table:table-cell>
          <table:table-cell table:style-name="ce7" office:value-type="percentage" office:value="0.000491609364004788" calcext:value-type="percentage">
            <text:p>0.05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566082395087001" calcext:value-type="percentage">
            <text:p>56.61%</text:p>
          </table:table-cell>
          <table:table-cell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745775394400449" calcext:value-type="percentage">
            <text:p>74.58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6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mg7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56697511672974" calcext:value-type="float">
            <text:p>0.156697511672974</text:p>
          </table:table-cell>
          <table:table-cell table:style-name="ce7" office:value-type="percentage" office:value="0.219519355827791" calcext:value-type="percentage">
            <text:p>21.95%</text:p>
          </table:table-cell>
          <table:table-cell/>
          <table:table-cell office:value-type="string" calcext:value-type="string">
            <text:p>CLAHE/LAB</text:p>
          </table:table-cell>
          <table:table-cell office:value-type="float" office:value="0.1598801612854" calcext:value-type="float">
            <text:p>0.1598801612854</text:p>
          </table:table-cell>
          <table:table-cell table:style-name="ce7" office:value-type="percentage" office:value="0.0589584982765313" calcext:value-type="percentage">
            <text:p>5.9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184369087219238" calcext:value-type="float">
            <text:p>0.001843690872192</text:p>
          </table:table-cell>
          <table:table-cell table:style-name="ce7" office:value-type="percentage" office:value="0.00258284785947277" calcext:value-type="percentage">
            <text:p>0.26%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0.00192141532897949" calcext:value-type="float">
            <text:p>0.00192141532898</text:p>
          </table:table-cell>
          <table:table-cell table:style-name="ce7" office:value-type="percentage" office:value="0.000708554216178933" calcext:value-type="percentage">
            <text:p>0.07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0986580848693848" calcext:value-type="float">
            <text:p>0.098658084869385</text:p>
          </table:table-cell>
          <table:table-cell table:style-name="ce7" office:value-type="percentage" office:value="0.138211251771053" calcext:value-type="percentage">
            <text:p>13.82%</text:p>
          </table:table-cell>
          <table:table-cell/>
          <table:table-cell office:value-type="string" calcext:value-type="string">
            <text:p>Bilat</text:p>
          </table:table-cell>
          <table:table-cell office:value-type="float" office:value="0.0821549892425537" calcext:value-type="float">
            <text:p>0.082154989242554</text:p>
          </table:table-cell>
          <table:table-cell table:style-name="ce7" office:value-type="percentage" office:value="0.0302960339339354" calcext:value-type="percentage">
            <text:p>3.03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0.448462009429932" calcext:value-type="float">
            <text:p>0.448462009429932</text:p>
          </table:table-cell>
          <table:table-cell table:style-name="ce7" office:value-type="percentage" office:value="0.628255614095208" calcext:value-type="percentage">
            <text:p>62.83%</text:p>
          </table:table-cell>
          <table:table-cell/>
          <table:table-cell office:value-type="string" calcext:value-type="string">
            <text:p>Meanshift</text:p>
          </table:table-cell>
          <table:table-cell office:value-type="float" office:value="2.44993329048157" calcext:value-type="float">
            <text:p>2.44993329048157</text:p>
          </table:table-cell>
          <table:table-cell table:style-name="ce7" office:value-type="percentage" office:value="0.903454102892904" calcext:value-type="percentage">
            <text:p>90.35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0566244125366211" calcext:value-type="float">
            <text:p>0.000566244125366</text:p>
          </table:table-cell>
          <table:table-cell table:style-name="ce7" office:value-type="percentage" office:value="0.000793257942098516" calcext:value-type="percentage">
            <text:p>0.08%</text:p>
          </table:table-cell>
          <table:table-cell/>
          <table:table-cell office:value-type="string" calcext:value-type="string">
            <text:p>Sobel</text:p>
          </table:table-cell>
          <table:table-cell office:value-type="float" office:value="0.000575065612792969" calcext:value-type="float">
            <text:p>0.000575065612793</text:p>
          </table:table-cell>
          <table:table-cell table:style-name="ce7" office:value-type="percentage" office:value="0.000212065115947833" calcext:value-type="percentage">
            <text:p>0.0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0443935394287109" calcext:value-type="float">
            <text:p>0.000443935394287</text:p>
          </table:table-cell>
          <table:table-cell table:style-name="ce7" office:value-type="percentage" office:value="0.000621914226605237" calcext:value-type="percentage">
            <text:p>0.06%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0.000876188278198242" calcext:value-type="float">
            <text:p>0.000876188278198</text:p>
          </table:table-cell>
          <table:table-cell table:style-name="ce7" office:value-type="percentage" office:value="0.000323109162980218" calcext:value-type="percentage">
            <text:p>0.03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0253605842590332" calcext:value-type="float">
            <text:p>0.002536058425903</text:p>
          </table:table-cell>
          <table:table-cell table:style-name="ce7" office:value-type="percentage" office:value="0.00355279357056923" calcext:value-type="percentage">
            <text:p>0.36%</text:p>
          </table:table-cell>
          <table:table-cell/>
          <table:table-cell office:value-type="string" calcext:value-type="string">
            <text:p>Houg</text:p>
          </table:table-cell>
          <table:table-cell office:value-type="float" office:value="0.0117871761322021" calcext:value-type="float">
            <text:p>0.011787176132202</text:p>
          </table:table-cell>
          <table:table-cell table:style-name="ce7" office:value-type="percentage" office:value="0.00434671943090585" calcext:value-type="percentage">
            <text:p>0.43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00884532928466797" calcext:value-type="float">
            <text:p>8.84532928466797E-05</text:p>
          </table:table-cell>
          <table:table-cell table:style-name="ce7" office:value-type="percentage" office:value="0.000123915240639389" calcext:value-type="percentage">
            <text:p>0.01%</text:p>
          </table:table-cell>
          <table:table-cell/>
          <table:table-cell office:value-type="string" calcext:value-type="string">
            <text:p>All lines</text:p>
          </table:table-cell>
          <table:table-cell office:value-type="float" office:value="0.000149250030517578" calcext:value-type="float">
            <text:p>0.000149250030518</text:p>
          </table:table-cell>
          <table:table-cell table:style-name="ce7" office:value-type="percentage" office:value="0.0000550384587824807" calcext:value-type="percentage">
            <text:p>0.01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0411033630371094" calcext:value-type="float">
            <text:p>0.000411033630371</text:p>
          </table:table-cell>
          <table:table-cell table:style-name="ce7" office:value-type="percentage" office:value="0.000575821765127512" calcext:value-type="percentage">
            <text:p>0.06%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000517368316650391" calcext:value-type="float">
            <text:p>0.00051736831665</text:p>
          </table:table-cell>
          <table:table-cell table:style-name="ce7" office:value-type="percentage" office:value="0.00019078826766451" calcext:value-type="percentage">
            <text:p>0.02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673193016805352" calcext:value-type="percentage">
            <text:p>67.32%</text:p>
          </table:table-cell>
          <table:table-cell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207940074906367" calcext:value-type="percentage">
            <text:p>20.79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8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mg9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56678199768066" calcext:value-type="float">
            <text:p>0.156678199768066</text:p>
          </table:table-cell>
          <table:table-cell table:style-name="ce7" office:value-type="percentage" office:value="0.0515911300336613" calcext:value-type="percentage">
            <text:p>5.16%</text:p>
          </table:table-cell>
          <table:table-cell/>
          <table:table-cell office:value-type="string" calcext:value-type="string">
            <text:p>CLAHE/LAB</text:p>
          </table:table-cell>
          <table:table-cell office:value-type="float" office:value="0.233043670654297" calcext:value-type="float">
            <text:p>0.233043670654297</text:p>
          </table:table-cell>
          <table:table-cell table:style-name="ce7" office:value-type="percentage" office:value="0.0750263294784311" calcext:value-type="percentage">
            <text:p>7.5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978636741638184" calcext:value-type="float">
            <text:p>0.009786367416382</text:p>
          </table:table-cell>
          <table:table-cell table:style-name="ce7" office:value-type="percentage" office:value="0.00322246333365547" calcext:value-type="percentage">
            <text:p>0.32%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0.00901508331298828" calcext:value-type="float">
            <text:p>0.009015083312988</text:p>
          </table:table-cell>
          <table:table-cell table:style-name="ce7" office:value-type="percentage" office:value="0.00290232559853174" calcext:value-type="percentage">
            <text:p>0.29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170583963394165" calcext:value-type="float">
            <text:p>0.170583963394165</text:p>
          </table:table-cell>
          <table:table-cell table:style-name="ce7" office:value-type="percentage" office:value="0.056170031632693" calcext:value-type="percentage">
            <text:p>5.62%</text:p>
          </table:table-cell>
          <table:table-cell/>
          <table:table-cell office:value-type="string" calcext:value-type="string">
            <text:p>Bilat</text:p>
          </table:table-cell>
          <table:table-cell office:value-type="float" office:value="0.112684726715088" calcext:value-type="float">
            <text:p>0.112684726715088</text:p>
          </table:table-cell>
          <table:table-cell table:style-name="ce7" office:value-type="percentage" office:value="0.0362778418739143" calcext:value-type="percentage">
            <text:p>3.63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2.67133164405823" calcext:value-type="float">
            <text:p>2.67133164405823</text:p>
          </table:table-cell>
          <table:table-cell table:style-name="ce7" office:value-type="percentage" office:value="0.879618341387987" calcext:value-type="percentage">
            <text:p>87.96%</text:p>
          </table:table-cell>
          <table:table-cell/>
          <table:table-cell office:value-type="string" calcext:value-type="string">
            <text:p>Meanshift</text:p>
          </table:table-cell>
          <table:table-cell office:value-type="float" office:value="2.72653293609619" calcext:value-type="float">
            <text:p>2.72653293609619</text:p>
          </table:table-cell>
          <table:table-cell table:style-name="ce7" office:value-type="percentage" office:value="0.877782940094517" calcext:value-type="percentage">
            <text:p>87.78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341105461120605" calcext:value-type="float">
            <text:p>0.003411054611206</text:p>
          </table:table-cell>
          <table:table-cell table:style-name="ce7" office:value-type="percentage" office:value="0.00112319494517526" calcext:value-type="percentage">
            <text:p>0.11%</text:p>
          </table:table-cell>
          <table:table-cell/>
          <table:table-cell office:value-type="string" calcext:value-type="string">
            <text:p>Sobel</text:p>
          </table:table-cell>
          <table:table-cell office:value-type="float" office:value="0.00192379951477051" calcext:value-type="float">
            <text:p>0.001923799514771</text:p>
          </table:table-cell>
          <table:table-cell table:style-name="ce7" office:value-type="percentage" office:value="0.000619350080782624" calcext:value-type="percentage">
            <text:p>0.06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106954574584961" calcext:value-type="float">
            <text:p>0.00106954574585</text:p>
          </table:table-cell>
          <table:table-cell table:style-name="ce7" office:value-type="percentage" office:value="0.000352180927102552" calcext:value-type="percentage">
            <text:p>0.04%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0.000708818435668945" calcext:value-type="float">
            <text:p>0.000708818435669</text:p>
          </table:table-cell>
          <table:table-cell table:style-name="ce7" office:value-type="percentage" office:value="0.000228197768021656" calcext:value-type="percentage">
            <text:p>0.02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109920501708984" calcext:value-type="float">
            <text:p>0.010992050170899</text:p>
          </table:table-cell>
          <table:table-cell table:style-name="ce7" office:value-type="percentage" office:value="0.00361947157002587" calcext:value-type="percentage">
            <text:p>0.36%</text:p>
          </table:table-cell>
          <table:table-cell/>
          <table:table-cell office:value-type="string" calcext:value-type="string">
            <text:p>Houg</text:p>
          </table:table-cell>
          <table:table-cell office:value-type="float" office:value="0.00747227668762207" calcext:value-type="float">
            <text:p>0.007472276687622</text:p>
          </table:table-cell>
          <table:table-cell table:style-name="ce7" office:value-type="percentage" office:value="0.00240563277751992" calcext:value-type="percentage">
            <text:p>0.24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0144481658935547" calcext:value-type="float">
            <text:p>0.000144481658936</text:p>
          </table:table-cell>
          <table:table-cell table:style-name="ce7" office:value-type="percentage" office:value="0.0000475750427606211" calcext:value-type="percentage">
            <text:p>0.00%</text:p>
          </table:table-cell>
          <table:table-cell/>
          <table:table-cell office:value-type="string" calcext:value-type="string">
            <text:p>All lines</text:p>
          </table:table-cell>
          <table:table-cell office:value-type="float" office:value="0.0000407695770263672" calcext:value-type="float">
            <text:p>4.07695770263672E-05</text:p>
          </table:table-cell>
          <table:table-cell table:style-name="ce7" office:value-type="percentage" office:value="0.0000131254013897421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144219398498535" calcext:value-type="float">
            <text:p>0.001442193984985</text:p>
          </table:table-cell>
          <table:table-cell table:style-name="ce7" office:value-type="percentage" office:value="0.000474886854222768" calcext:value-type="percentage">
            <text:p>0.05%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000739812850952148" calcext:value-type="float">
            <text:p>0.000739812850952</text:p>
          </table:table-cell>
          <table:table-cell table:style-name="ce7" office:value-type="percentage" office:value="0.000238176143347191" calcext:value-type="percentage">
            <text:p>0.02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412514665623778" calcext:value-type="percentage">
            <text:p>41.25%</text:p>
          </table:table-cell>
          <table:table-cell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0946105761108295" calcext:value-type="percentage">
            <text:p>9.46%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3" table:number-rows-spanned="1">
            <text:p>img10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img11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Bloque</text:p>
          </table:table-cell>
          <table:table-cell office:value-type="string" calcext:value-type="string">
            <text:p>Tiempo (s)</text:p>
          </table:table-cell>
          <table:table-cell office:value-type="string" calcext:value-type="string">
            <text:p>Porcentaje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LAHE/LAB</text:p>
          </table:table-cell>
          <table:table-cell office:value-type="float" office:value="0.162516355514526" calcext:value-type="float">
            <text:p>0.162516355514526</text:p>
          </table:table-cell>
          <table:table-cell table:style-name="ce7" office:value-type="percentage" office:value="0.1895612723164" calcext:value-type="percentage">
            <text:p>18.96%</text:p>
          </table:table-cell>
          <table:table-cell/>
          <table:table-cell office:value-type="string" calcext:value-type="string">
            <text:p>CLAHE/LAB</text:p>
          </table:table-cell>
          <table:table-cell office:value-type="float" office:value="0.157923221588135" calcext:value-type="float">
            <text:p>0.157923221588135</text:p>
          </table:table-cell>
          <table:table-cell table:style-name="ce7" office:value-type="percentage" office:value="0.122452676957297" calcext:value-type="percentage">
            <text:p>12.25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B</text:p>
          </table:table-cell>
          <table:table-cell office:value-type="float" office:value="0.00138211250305176" calcext:value-type="float">
            <text:p>0.001382112503052</text:p>
          </table:table-cell>
          <table:table-cell table:style-name="ce7" office:value-type="percentage" office:value="0.00161211469290842" calcext:value-type="percentage">
            <text:p>0.16%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0.00141310691833496" calcext:value-type="float">
            <text:p>0.001413106918335</text:p>
          </table:table-cell>
          <table:table-cell table:style-name="ce7" office:value-type="percentage" office:value="0.00109571425428668" calcext:value-type="percentage">
            <text:p>0.11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Bilat</text:p>
          </table:table-cell>
          <table:table-cell office:value-type="float" office:value="0.0593705177307129" calcext:value-type="float">
            <text:p>0.059370517730713</text:p>
          </table:table-cell>
          <table:table-cell table:style-name="ce7" office:value-type="percentage" office:value="0.0692505738483127" calcext:value-type="percentage">
            <text:p>6.93%</text:p>
          </table:table-cell>
          <table:table-cell/>
          <table:table-cell office:value-type="string" calcext:value-type="string">
            <text:p>Bilat</text:p>
          </table:table-cell>
          <table:table-cell office:value-type="float" office:value="0.0601100921630859" calcext:value-type="float">
            <text:p>0.060110092163086</text:p>
          </table:table-cell>
          <table:table-cell table:style-name="ce7" office:value-type="percentage" office:value="0.0466089889979345" calcext:value-type="percentage">
            <text:p>4.66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eanshift</text:p>
          </table:table-cell>
          <table:table-cell office:value-type="float" office:value="0.625085830688477" calcext:value-type="float">
            <text:p>0.625085830688477</text:p>
          </table:table-cell>
          <table:table-cell table:style-name="ce7" office:value-type="percentage" office:value="0.729108556471847" calcext:value-type="percentage">
            <text:p>72.91%</text:p>
          </table:table-cell>
          <table:table-cell/>
          <table:table-cell office:value-type="string" calcext:value-type="string">
            <text:p>Meanshift</text:p>
          </table:table-cell>
          <table:table-cell office:value-type="float" office:value="1.05859041213989" calcext:value-type="float">
            <text:p>1.05859041213989</text:p>
          </table:table-cell>
          <table:table-cell table:style-name="ce7" office:value-type="percentage" office:value="0.82082437569522" calcext:value-type="percentage">
            <text:p>82.08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obel</text:p>
          </table:table-cell>
          <table:table-cell office:value-type="float" office:value="0.000390052795410156" calcext:value-type="float">
            <text:p>0.00039005279541</text:p>
          </table:table-cell>
          <table:table-cell table:style-name="ce7" office:value-type="percentage" office:value="0.000454962849335549" calcext:value-type="percentage">
            <text:p>0.05%</text:p>
          </table:table-cell>
          <table:table-cell/>
          <table:table-cell office:value-type="string" calcext:value-type="string">
            <text:p>Sobel</text:p>
          </table:table-cell>
          <table:table-cell office:value-type="float" office:value="0.000426530838012695" calcext:value-type="float">
            <text:p>0.000426530838013</text:p>
          </table:table-cell>
          <table:table-cell table:style-name="ce7" office:value-type="percentage" office:value="0.0003307293404621" calcext:value-type="percentage">
            <text:p>0.03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Edge</text:p>
          </table:table-cell>
          <table:table-cell office:value-type="float" office:value="0.000421524047851563" calcext:value-type="float">
            <text:p>0.000421524047852</text:p>
          </table:table-cell>
          <table:table-cell table:style-name="ce7" office:value-type="percentage" office:value="0.000491671343291717" calcext:value-type="percentage">
            <text:p>0.05%</text:p>
          </table:table-cell>
          <table:table-cell/>
          <table:table-cell office:value-type="string" calcext:value-type="string">
            <text:p>Edge</text:p>
          </table:table-cell>
          <table:table-cell office:value-type="float" office:value="0.00049281120300293" calcext:value-type="float">
            <text:p>0.000492811203003</text:p>
          </table:table-cell>
          <table:table-cell table:style-name="ce7" office:value-type="percentage" office:value="0.000382122720366217" calcext:value-type="percentage">
            <text:p>0.04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Houg</text:p>
          </table:table-cell>
          <table:table-cell office:value-type="float" office:value="0.00342011451721191" calcext:value-type="float">
            <text:p>0.003420114517212</text:p>
          </table:table-cell>
          <table:table-cell table:style-name="ce7" office:value-type="percentage" office:value="0.00398926777122154" calcext:value-type="percentage">
            <text:p>0.40%</text:p>
          </table:table-cell>
          <table:table-cell/>
          <table:table-cell office:value-type="string" calcext:value-type="string">
            <text:p>Houg</text:p>
          </table:table-cell>
          <table:table-cell office:value-type="float" office:value="0.00459671020507813" calcext:value-type="float">
            <text:p>0.004596710205078</text:p>
          </table:table-cell>
          <table:table-cell table:style-name="ce7" office:value-type="percentage" office:value="0.00356426030414159" calcext:value-type="percentage">
            <text:p>0.36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All lines</text:p>
          </table:table-cell>
          <table:table-cell office:value-type="float" office:value="0.0000286102294921875" calcext:value-type="float">
            <text:p>2.86102294921875E-05</text:p>
          </table:table-cell>
          <table:table-cell table:style-name="ce7" office:value-type="percentage" office:value="0.0000333713581419718" calcext:value-type="percentage">
            <text:p>0.00%</text:p>
          </table:table-cell>
          <table:table-cell/>
          <table:table-cell office:value-type="string" calcext:value-type="string">
            <text:p>All lines</text:p>
          </table:table-cell>
          <table:table-cell office:value-type="float" office:value="0.0000238418579101562" calcext:value-type="float">
            <text:p>2.38418579101562E-05</text:p>
          </table:table-cell>
          <table:table-cell table:style-name="ce7" office:value-type="percentage" office:value="0.0000184868273036389" calcext:value-type="percentage">
            <text:p>0.00%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ask</text:p>
          </table:table-cell>
          <table:table-cell office:value-type="float" office:value="0.000341415405273437" calcext:value-type="float">
            <text:p>0.000341415405273</text:p>
          </table:table-cell>
          <table:table-cell table:style-name="ce7" office:value-type="percentage" office:value="0.000398231540494196" calcext:value-type="percentage">
            <text:p>0.04%</text:p>
          </table:table-cell>
          <table:table-cell/>
          <table:table-cell office:value-type="string" calcext:value-type="string">
            <text:p>Mask</text:p>
          </table:table-cell>
          <table:table-cell office:value-type="float" office:value="0.000325918197631836" calcext:value-type="float">
            <text:p>0.000325918197632</text:p>
          </table:table-cell>
          <table:table-cell table:style-name="ce7" office:value-type="percentage" office:value="0.000252714929240744" calcext:value-type="percentage">
            <text:p>0.03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339354677961879" calcext:value-type="percentage">
            <text:p>33.94%</text:p>
          </table:table-cell>
          <table:table-cell/>
          <table:table-cell table:style-name="ce6" office:value-type="string" calcext:value-type="string">
            <text:p>Accuracy</text:p>
          </table:table-cell>
          <table:table-cell table:style-name="ce6"/>
          <table:table-cell table:style-name="ce8" office:value-type="percentage" office:value="0.229392426640692" calcext:value-type="percentage">
            <text:p>22.94%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2" table:number-rows-spanned="1">
            <text:p>MEDIA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loque</text:p>
          </table:table-cell>
          <table:table-cell office:value-type="string" calcext:value-type="string">
            <text:p>Porcentaj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HE/LAB</text:p>
          </table:table-cell>
          <table:table-cell table:style-name="ce7" table:formula="of:=AVERAGE([.G10];[.G25];[.K25];[.G37];[.K37];[.G50];[.K50];[.G64];[.K64];[.G77];[.K77])" office:value-type="percentage" office:value="0.109030669129437" calcext:value-type="percentage">
            <text:p>10.90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WB</text:p>
          </table:table-cell>
          <table:table-cell table:style-name="ce7" table:formula="of:=AVERAGE([.G11];[.G26];[.K26];[.G38];[.K38];[.G51];[.K51];[.G65];[.K65];[.G78];[.K78])" office:value-type="percentage" office:value="0.00208896885918272" calcext:value-type="percentage">
            <text:p>0.21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lat</text:p>
          </table:table-cell>
          <table:table-cell table:style-name="ce7" table:formula="of:=AVERAGE([.G12];[.G27];[.K27];[.G39];[.K39];[.G52];[.K52];[.G66];[.K66];[.G79];[.K79])" office:value-type="percentage" office:value="0.0622433402917023" calcext:value-type="percentage">
            <text:p>6.22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eanshift</text:p>
          </table:table-cell>
          <table:table-cell table:style-name="ce7" table:formula="of:=AVERAGE([.G13];[.G28];[.K28];[.G40];[.K40];[.G53];[.K53];[.G67];[.K67];[.G80];[.K80])" office:value-type="percentage" office:value="0.817221355096418" calcext:value-type="percentage">
            <text:p>81.72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bel</text:p>
          </table:table-cell>
          <table:table-cell table:style-name="ce7" table:formula="of:=AVERAGE([.G14];[.G29];[.K29];[.G41];[.K41];[.G54];[.K54];[.G68];[.K68];[.G81];[.K81])" office:value-type="percentage" office:value="0.000682622737465996" calcext:value-type="percentage">
            <text:p>0.07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dge</text:p>
          </table:table-cell>
          <table:table-cell table:style-name="ce7" table:formula="of:=AVERAGE([.G15];[.G30];[.K30];[.G42];[.K42];[.G55];[.K55];[.G69];[.K69];[.G82];[.K82])" office:value-type="percentage" office:value="0.000434370924464678" calcext:value-type="percentage">
            <text:p>0.04%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/>
          <table:table-cell/>
          <table:table-cell office:value-type="string" calcext:value-type="string">
            <text:p>Houg</text:p>
          </table:table-cell>
          <table:table-cell table:style-name="ce7" table:formula="of:=AVERAGE([.G16];[.G31];[.K31];[.G43];[.K43];[.G56];[.K56];[.G70];[.K70];[.G83];[.K83])" office:value-type="percentage" office:value="0.00383162793267429" calcext:value-type="percentage">
            <text:p>0.38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ll lines</text:p>
          </table:table-cell>
          <table:table-cell table:style-name="ce7" table:formula="of:=AVERAGE([.G17];[.G32];[.K32];[.G44];[.K44];[.G57];[.K57];[.G71];[.K71];[.G84];[.K84])" office:value-type="percentage" office:value="0.0000587315273371159" calcext:value-type="percentage">
            <text:p>0.01%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sk</text:p>
          </table:table-cell>
          <table:table-cell table:style-name="ce7" table:formula="of:=AVERAGE([.G18];[.G33];[.K33];[.G45];[.K45];[.G58];[.K58];[.G72];[.K72];[.G85];[.K85])" office:value-type="percentage" office:value="0.000360549798356401" calcext:value-type="percentage">
            <text:p>0.04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string" calcext:value-type="string">
            <text:p>Accuracy</text:p>
          </table:table-cell>
          <table:table-cell table:style-name="ce7" table:formula="of:=AVERAGE([.G19];[.G34];[.K34];[.G46];[.K46];[.G59];[.K59];[.G73];[.K73];[.G86];[.K86])" office:value-type="percentage" office:value="0.436014592696937" calcext:value-type="percentage">
            <text:p>43.60%</text:p>
          </table:table-cell>
          <table:table-cell table:number-columns-repeated="101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3" loext:min-decimal-places="3" number:min-integer-digits="1"/>
    </number:number-style>
    <number:percentage-style style:name="N10123" number:language="en" number:country="US">
      <number:number number:decimal-places="1" loext:min-decimal-places="1" number:min-integer-digits="1"/>
      <number:text>%</number:text>
    </number:percentage-style>
    <number:number-style style:name="N10124" number:language="en" number:country="US">
      <number:number number:decimal-places="14" loext:min-decimal-places="14" number:min-integer-digits="1"/>
    </number:number-style>
    <number:number-style style:name="N10125" number:language="en" number:country="US">
      <number:number number:decimal-places="13" loext:min-decimal-places="13" number:min-integer-digits="1"/>
    </number:number-style>
    <number:number-style style:name="N10126" number:language="en" number:country="US">
      <number:number number:decimal-places="15" loext:min-decimal-places="15" number:min-integer-digits="1"/>
    </number:number-style>
    <number:number-style style:name="N10127" number:language="en" number:country="US">
      <number:number number:decimal-places="16" loext:min-decimal-places="16" number:min-integer-digits="1"/>
    </number:number-style>
    <number:number-style style:name="N10128" number:language="en" number:country="US">
      <number:number number:decimal-places="17" loext:min-decimal-places="17" number:min-integer-digits="1"/>
    </number:number-style>
    <number:number-style style:name="N10129" number:language="en" number:country="US">
      <number:number number:decimal-places="18" loext:min-decimal-places="18" number:min-integer-digits="1"/>
    </number:number-style>
    <number:number-style style:name="N10130" number:language="en" number:country="US">
      <number:number number:decimal-places="19" loext:min-decimal-places="19" number:min-integer-digits="1"/>
    </number:number-style>
    <number:number-style style:name="N10131" number:language="en" number:country="US">
      <number:number number:decimal-places="20" loext:min-decimal-places="2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6:24:33.841299514</meta:creation-date>
    <dc:date>2023-02-22T11:19:08.157516312</dc:date>
    <meta:editing-duration>PT16H28M37S</meta:editing-duration>
    <meta:editing-cycles>3</meta:editing-cycles>
    <meta:generator>LibreOffice/6.4.7.2$Linux_X86_64 LibreOffice_project/40$Build-2</meta:generator>
    <meta:document-statistic meta:table-count="1" meta:cell-count="3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99cm" svg:y="4.201cm" style:legend-expansion="high" chart:style-name="ch2"/>
        <chart:plot-area chart:style-name="ch3" table:cell-range-address="Hoja1.F89:Hoja1.G100" chart:data-source-has-labels="both" svg:x="0.32cm" svg:y="0.18cm" svg:width="12.85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28cm" svg:y="0.18cm" svg:width="11.257cm" svg:height="6.76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F91:Hoja1.F10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G91:Hoja1.G100" chart:label-cell-address="Hoja1.G89:Hoja1.G9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text:list>
                  <text:list-item>
                    <text:p/>
                  </text:list-item>
                  <text:list-item>
                    <text:p>Porcentaje</text:p>
                  </text:list-item>
                </text:list>
                <draw:g>
                  <svg:desc>Hoja1.G89:Hoja1.G9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LAHE/LAB</text:p>
                <draw:g>
                  <svg:desc>Hoja1.F91:Hoja1.F100</svg:desc>
                </draw:g>
              </table:table-cell>
              <table:table-cell office:value-type="float" office:value="0.109030669129437">
                <text:p>0.109030669129437</text:p>
                <draw:g>
                  <svg:desc>Hoja1.G91:Hoja1.G100</svg:desc>
                </draw:g>
              </table:table-cell>
            </table:table-row>
            <table:table-row>
              <table:table-cell office:value-type="string">
                <text:p>WB</text:p>
              </table:table-cell>
              <table:table-cell office:value-type="float" office:value="0.00208896885918272">
                <text:p>0.00208896885918272</text:p>
              </table:table-cell>
            </table:table-row>
            <table:table-row>
              <table:table-cell office:value-type="string">
                <text:p>Bilat</text:p>
              </table:table-cell>
              <table:table-cell office:value-type="float" office:value="0.0622433402917023">
                <text:p>0.0622433402917023</text:p>
              </table:table-cell>
            </table:table-row>
            <table:table-row>
              <table:table-cell office:value-type="string">
                <text:p>Meanshift</text:p>
              </table:table-cell>
              <table:table-cell office:value-type="float" office:value="0.817221355096418">
                <text:p>0.817221355096418</text:p>
              </table:table-cell>
            </table:table-row>
            <table:table-row>
              <table:table-cell office:value-type="string">
                <text:p>Sobel</text:p>
              </table:table-cell>
              <table:table-cell office:value-type="float" office:value="0.000682622737465996">
                <text:p>0.000682622737465996</text:p>
              </table:table-cell>
            </table:table-row>
            <table:table-row>
              <table:table-cell office:value-type="string">
                <text:p>Edge</text:p>
              </table:table-cell>
              <table:table-cell office:value-type="float" office:value="0.000434370924464678">
                <text:p>0.000434370924464678</text:p>
              </table:table-cell>
            </table:table-row>
            <table:table-row>
              <table:table-cell office:value-type="string">
                <text:p>Houg</text:p>
              </table:table-cell>
              <table:table-cell office:value-type="float" office:value="0.00383162793267429">
                <text:p>0.00383162793267429</text:p>
              </table:table-cell>
            </table:table-row>
            <table:table-row>
              <table:table-cell office:value-type="string">
                <text:p>All lines</text:p>
              </table:table-cell>
              <table:table-cell office:value-type="float" office:value="0.0000587315273371159">
                <text:p>0.0000587315273371159</text:p>
              </table:table-cell>
            </table:table-row>
            <table:table-row>
              <table:table-cell office:value-type="string">
                <text:p>Mask</text:p>
              </table:table-cell>
              <table:table-cell office:value-type="float" office:value="0.000360549798356401">
                <text:p>0.000360549798356401</text:p>
              </table:table-cell>
            </table:table-row>
            <table:table-row>
              <table:table-cell office:value-type="string">
                <text:p>Accuracy</text:p>
              </table:table-cell>
              <table:table-cell office:value-type="float" office:value="0.436014592696937">
                <text:p>0.436014592696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